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1.7709">
            <text:p>91.7709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97.2815">
            <text:p>97.2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377">
            <text:p>97.737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724">
            <text:p>98.172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7524">
            <text:p>97.75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6097">
            <text:p>96.60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231">
            <text:p>97.6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1">
            <text:p>97.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63">
            <text:p>97.3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296">
            <text:p>96.62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105">
            <text:p>96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036">
            <text:p>98.1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1274">
            <text:p>97.127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.1613">
            <text:p>98.16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0609">
            <text:p>97.0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3.8154">
            <text:p>93.8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0313">
            <text:p>96.0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0818">
            <text:p>99.0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875">
            <text:p>96.98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818">
            <text:p>97.4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417">
            <text:p>96.6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0214">
            <text:p>97.0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526">
            <text:p>98.1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704">
            <text:p>97.3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6464">
            <text:p>96.646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609">
            <text:p>97.8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2353">
            <text:p>96.2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19">
            <text:p>95.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8222">
            <text:p>95.8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6842">
            <text:p>98.6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0471">
            <text:p>98.04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32">
            <text:p>97.2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05">
            <text:p>97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05">
            <text:p>98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222">
            <text:p>98.0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454">
            <text:p>97.445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5273">
            <text:p>95.5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154">
            <text:p>97.61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7333">
            <text:p>95.7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136">
            <text:p>97.8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3818">
            <text:p>97.3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745">
            <text:p>97.474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229">
            <text:p>96.92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5">
            <text:p>98.0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04">
            <text:p>98.4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705">
            <text:p>98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578">
            <text:p>97.65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6235">
            <text:p>98.6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22">
            <text:p>98.08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9429">
            <text:p>94.9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364">
            <text:p>97.3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634">
            <text:p>98.46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0579">
            <text:p>96.0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714">
            <text:p>98.2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1769">
            <text:p>96.1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85">
            <text:p>95.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4867">
            <text:p>96.4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0808">
            <text:p>98.0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79">
            <text:p>96.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9217">
            <text:p>97.92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292">
            <text:p>97.92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5722">
            <text:p>97.5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539">
            <text:p>99.2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886">
            <text:p>97.48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7906">
            <text:p>95.79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072">
            <text:p>97.0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15">
            <text:p>97.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315">
            <text:p>97.73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143">
            <text:p>95.9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7652">
            <text:p>98.7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409">
            <text:p>96.9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35">
            <text:p>96.3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0444">
            <text:p>98.0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739">
            <text:p>97.4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2">
            <text:p>97.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346">
            <text:p>98.03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14">
            <text:p>97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216">
            <text:p>97.2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.5563">
            <text:p>98.5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0227">
            <text:p>96.0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5067">
            <text:p>98.50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6">
            <text:p>98.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7619">
            <text:p>97.7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539">
            <text:p>99.2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684">
            <text:p>97.068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4389">
            <text:p>96.4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718">
            <text:p>97.17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9515">
            <text:p>96.95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24">
            <text:p>95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45">
            <text:p>96.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5">
            <text:p>97.3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408">
            <text:p>96.4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2917">
            <text:p>97.29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971">
            <text:p>95.9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6971">
            <text:p>97.69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0765">
            <text:p>98.0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66">
            <text:p>96.56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267">
            <text:p>96.526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326">
            <text:p>97.332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619">
            <text:p>97.7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6583">
            <text:p>96.6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2">
            <text:p>96.6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415">
            <text:p>97.24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0227">
            <text:p>96.0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05">
            <text:p>98.0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788">
            <text:p>97.3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1509">
            <text:p>97.150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311">
            <text:p>96.43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893">
            <text:p>96.68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25">
            <text:p>98.2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0059">
            <text:p>98.0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143">
            <text:p>96.3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556">
            <text:p>95.8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8095">
            <text:p>96.8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458">
            <text:p>97.94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5516">
            <text:p>98.551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1216">
            <text:p>98.12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1421">
            <text:p>98.1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428">
            <text:p>96.942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123">
            <text:p>97.812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482">
            <text:p>97.34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7344">
            <text:p>97.734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6118">
            <text:p>98.6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768">
            <text:p>97.576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313">
            <text:p>96.1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483">
            <text:p>98.54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59">
            <text:p>97.855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073">
            <text:p>98.207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6">
            <text:p>98.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8864">
            <text:p>97.8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577">
            <text:p>98.05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554">
            <text:p>97.955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7227">
            <text:p>98.7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22">
            <text:p>95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3182">
            <text:p>98.3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218">
            <text:p>99.22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3">
            <text:p>98.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714">
            <text:p>98.2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539">
            <text:p>98.3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33">
            <text:p>98.083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3.5286">
            <text:p>93.5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.2167">
            <text:p>94.2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71">
            <text:p>97.88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417">
            <text:p>96.64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087">
            <text:p>97.0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8">
            <text:p>97.3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643">
            <text:p>98.4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3572">
            <text:p>96.3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364">
            <text:p>96.4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77">
            <text:p>99.2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333">
            <text:p>97.8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16">
            <text:p>99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444">
            <text:p>98.0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3">
            <text:p>97.2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021">
            <text:p>96.902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4375">
            <text:p>95.4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583">
            <text:p>96.6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688">
            <text:p>98.4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484">
            <text:p>96.948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89">
            <text:p>97.288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7">
            <text:p>97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4.275">
            <text:p>94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22">
            <text:p>99.2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6389">
            <text:p>98.6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6941">
            <text:p>96.694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933">
            <text:p>99.1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1">
            <text:p>96.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8">
            <text:p>96.5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526">
            <text:p>97.1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87">
            <text:p>97.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3522">
            <text:p>98.3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135">
            <text:p>97.31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808">
            <text:p>98.0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3">
            <text:p>97.88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SUM([.A1:.A500])/500" office:value-type="float" office:value="97.9933634000001">
            <text:p>97.9933634</text:p>
          </table:table-cell>
          <table:table-cell table:formula="of:=SUM([.B1:.B500])/500" office:value-type="float" office:value="15.41">
            <text:p>15.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2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2:10:05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